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EB Garamond" svg:font-family="'EB Garamond',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office:font-face-decls>
  <office:automatic-styles>
    <style:style style:name="Table1" style:family="table">
      <style:table-properties style:width="13.809cm" table:align="left"/>
    </style:style>
    <style:style style:name="Table1.A" style:family="table-column">
      <style:table-column-properties style:column-width="3.459cm"/>
    </style:style>
    <style:style style:name="Table1.C" style:family="table-column">
      <style:table-column-properties style:column-width="3.485cm"/>
    </style:style>
    <style:style style:name="Table1.D" style:family="table-column">
      <style:table-column-properties style:column-width="3.406cm"/>
    </style:style>
    <style:style style:name="Table1.A1" style:family="table-cell">
      <style:table-cell-properties style:vertical-align="middle" fo:padding="0.175cm" fo:border="1pt solid #000000"/>
    </style:style>
    <style:style style:name="Table2" style:family="table">
      <style:table-properties style:width="17.21cm" table:align="left"/>
    </style:style>
    <style:style style:name="Table2.A" style:family="table-column">
      <style:table-column-properties style:column-width="2.348cm"/>
    </style:style>
    <style:style style:name="Table2.B" style:family="table-column">
      <style:table-column-properties style:column-width="14.863cm"/>
    </style:style>
    <style:style style:name="Table2.A1" style:family="table-cell">
      <style:table-cell-properties style:vertical-align="middle" fo:padding="0.176cm" fo:border="1pt solid #000000"/>
    </style:style>
    <style:style style:name="P1" style:family="paragraph" style:parent-style-name="Heading_20_1">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able_20_Contents">
      <style:paragraph-properties fo:margin-top="0cm" fo:margin-bottom="0cm" style:contextual-spacing="false" fo:line-height="138%" fo:text-align="end"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Heading_20_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style:style>
    <style:style style:name="P8" style:family="paragraph" style:parent-style-name="Heading_20_3">
      <style:paragraph-properties fo:margin-top="0cm" fo:margin-bottom="0cm" style:contextual-spacing="false" fo:line-height="138%" style:writing-mode="lr-tb"/>
      <style:text-properties fo:font-variant="normal" fo:text-transform="none" fo:color="#000000" loext:opacity="100%" style:font-name="Arial" fo:font-size="11pt" fo:font-style="normal" style:text-underline-style="solid" style:text-underline-width="auto" style:text-underline-color="font-color" fo:font-weight="normal" fo:background-color="transparent"/>
    </style:style>
    <style:style style:name="P9" style:family="paragraph" style:parent-style-name="Heading_20_1">
      <style:paragraph-properties fo:margin-top="0cm" fo:margin-bottom="0cm" style:contextual-spacing="false" fo:line-height="138%" style:writing-mode="lr-tb"/>
      <style:text-properties fo:font-weight="normal"/>
    </style:style>
    <style:style style:name="P10" style:family="paragraph" style:parent-style-name="Text_20_body">
      <style:paragraph-properties fo:margin-top="0cm" fo:margin-bottom="0cm" style:contextual-spacing="false" fo:line-height="138%" style:writing-mode="lr-tb"/>
      <style:text-properties fo:font-weight="normal"/>
    </style:style>
    <style:style style:name="P11" style:family="paragraph" style:parent-style-name="Text_20_body">
      <style:paragraph-properties fo:margin-top="0cm" fo:margin-bottom="0cm" style:contextual-spacing="false" fo:line-height="138%" style:writing-mode="lr-tb"/>
    </style:style>
    <style:style style:name="P12" style:family="paragraph" style:parent-style-name="Text_20_body">
      <style:paragraph-properties fo:margin-top="0cm" fo:margin-bottom="0cm" style:contextual-spacing="false" fo:line-height="138%" fo:text-align="end" style:justify-single-word="false" style:writing-mode="lr-tb"/>
    </style:style>
    <style:style style:name="P13" style:family="paragraph" style:parent-style-name="Text_20_body">
      <style:paragraph-properties fo:margin-top="0cm" fo:margin-bottom="0cm" style:contextual-spacing="false"/>
    </style:style>
    <style:style style:name="P14" style:family="paragraph" style:parent-style-name="Heading_20_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transparent" style:font-size-asian="10pt" style:font-size-complex="10pt"/>
    </style:style>
    <style:style style:name="P15" style:family="paragraph" style:parent-style-name="Heading_20_3">
      <style:paragraph-properties fo:margin-top="0cm" fo:margin-bottom="0cm" style:contextual-spacing="false" fo:line-height="138%" style:writing-mode="lr-tb"/>
      <style:text-properties fo:font-variant="normal" fo:text-transform="none" fo:color="#000000" loext:opacity="100%" style:font-name="Arial" fo:font-size="10pt" fo:font-style="normal" style:text-underline-style="solid" style:text-underline-width="auto" style:text-underline-color="font-color" fo:font-weight="normal" fo:background-color="transparent" style:font-size-asian="10pt" style:font-size-complex="10pt"/>
    </style:style>
    <style:style style:name="P16" style:family="paragraph" style:parent-style-name="Heading_20_3">
      <style:paragraph-properties fo:margin-top="0.146cm" fo:margin-bottom="0.111cm" style:contextual-spacing="false"/>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18"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19"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20"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21"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22"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23"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24"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25"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font-size-asian="10.5pt" style:font-size-complex="10.5pt"/>
    </style:style>
    <style:style style:name="P26"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5pt" fo:font-style="normal" style:text-underline-style="none" fo:font-weight="normal" style:text-blinking="false" style:font-size-asian="10.5pt" style:font-size-complex="10.5p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5pt" fo:font-style="italic" style:text-underline-style="none" fo:font-weight="normal" style:text-blinking="false" fo:background-color="transparent" style:font-size-asian="10.5pt" style:font-size-complex="10.5pt"/>
    </style:style>
    <style:style style:name="P28"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29"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31"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32"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style:font-size-asian="10pt" style:font-size-complex="10pt"/>
    </style:style>
    <style:style style:name="P33"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style:font-size-asian="10pt" style:font-size-complex="10pt"/>
    </style:style>
    <style:style style:name="P34"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style:font-size-asian="10pt" style:font-size-complex="10pt"/>
    </style:style>
    <style:style style:name="P35"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style:font-size-asian="10pt" style:font-size-complex="10pt"/>
    </style:style>
    <style:style style:name="P36"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style:font-size-asian="10pt" style:font-size-complex="10pt"/>
    </style:style>
    <style:style style:name="P37"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style:font-size-asian="10pt" style:font-size-complex="10pt"/>
    </style:style>
    <style:style style:name="P38"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style:font-size-asian="10pt" style:font-size-complex="10pt"/>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transparent" style:font-size-asian="10pt" style:font-size-complex="10pt"/>
    </style:style>
    <style:style style:name="P40"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style>
    <style:style style:name="P41"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style>
    <style:style style:name="P42"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style>
    <style:style style:name="P43"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style>
    <style:style style:name="P44"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style>
    <style:style style:name="P45" style:family="paragraph" style:parent-style-name="Text_20_body">
      <style:text-properties fo:font-weight="normal"/>
    </style:style>
    <style:style style:name="P46" style:family="paragraph" style:parent-style-name="Text_20_body">
      <style:text-properties fo:font-size="10.5pt" style:font-size-asian="10.5pt" style:font-size-complex="10.5pt"/>
    </style:style>
    <style:style style:name="P47" style:family="paragraph" style:parent-style-name="Text_20_body">
      <style:paragraph-properties fo:margin-top="0cm" fo:margin-bottom="0cm" style:contextual-spacing="false" fo:line-height="138%" style:writing-mode="lr-tb"/>
      <style:text-properties fo:font-size="10.5pt" fo:font-weight="normal" style:font-size-asian="10.5pt" style:font-size-complex="10.5pt"/>
    </style:style>
    <style:style style:name="P48" style:family="paragraph" style:parent-style-name="Text_20_body">
      <style:text-properties fo:font-size="10pt" style:font-size-asian="10pt" style:font-size-complex="10pt"/>
    </style:style>
    <style:style style:name="P49" style:family="paragraph" style:parent-style-name="Text_20_body">
      <style:paragraph-properties fo:margin-top="0cm" fo:margin-bottom="0cm" style:contextual-spacing="false" fo:line-height="138%" style:writing-mode="lr-tb"/>
      <style:text-properties fo:font-size="10pt" fo:font-weight="normal" style:font-size-asian="10pt" style:font-size-complex="10pt"/>
    </style:style>
    <style:style style:name="P50" style:family="paragraph" style:parent-style-name="Text_20_body">
      <style:text-properties fo:font-size="9pt" style:font-size-asian="9pt" style:font-size-complex="9pt"/>
    </style:style>
    <style:style style:name="P51" style:family="paragraph" style:parent-style-name="Text_20_body">
      <style:paragraph-properties fo:margin-top="0cm" fo:margin-bottom="0cm" style:contextual-spacing="false" fo:line-height="138%" style:writing-mode="lr-tb"/>
      <style:text-properties fo:font-size="9pt" fo:font-weight="normal" style:font-size-asian="9pt" style:font-size-complex="9p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0pt" fo:font-style="italic"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8"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9" style:family="text">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10" style:family="text">
      <style:text-properties fo:font-variant="normal" fo:text-transform="none" fo:color="#000000" loext:opacity="100%" style:text-line-through-style="none" style:text-line-through-type="none" style:font-name="Arial"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0.5pt" fo:font-style="normal" style:text-underline-style="none" fo:font-weight="normal" style:text-blinking="false" fo:background-color="transparent" loext:char-shading-value="0" style:font-size-asian="10.5pt" style:font-size-complex="10.5pt"/>
    </style:style>
    <style:style style:name="T14" style:family="text">
      <style:text-properties fo:font-variant="normal" fo:text-transform="none" fo:color="#000000" loext:opacity="100%" style:text-line-through-style="none" style:text-line-through-type="none" style:font-name="Arial" fo:font-size="10.5pt" fo:font-style="italic" style:text-underline-style="none" fo:font-weight="normal" style:text-blinking="false" fo:background-color="transparent" loext:char-shading-value="0" style:font-size-asian="10.5pt" style:font-size-complex="10.5pt"/>
    </style:style>
    <style:style style:name="T15" style:family="text">
      <style:text-properties fo:font-variant="normal" fo:text-transform="none" fo:color="#000000" loext:opacity="100%" style:text-line-through-style="none" style:text-line-through-type="none" style:font-name="Arial" fo:font-style="italic"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tyle="italic" style:text-underline-style="none"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Source Code Pro" fo:font-size="11pt" fo:font-style="italic"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Source Code Pro" fo:font-style="italic"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Source Code Pro" fo:font-size="10.5pt" fo:font-style="italic" style:text-underline-style="none" fo:font-weight="normal" style:text-blinking="false" fo:background-color="transparent" loext:char-shading-value="0" style:font-size-asian="10.5pt" style:font-size-complex="10.5pt"/>
    </style:style>
    <style:style style:name="T22" style:family="text">
      <style:text-properties fo:font-variant="normal" fo:text-transform="none" fo:color="#000000" loext:opacity="100%" style:text-line-through-style="none" style:text-line-through-type="none" fo:font-size="10.5pt" style:text-underline-style="none" fo:font-weight="normal" style:text-blinking="false" fo:background-color="transparent" loext:char-shading-value="0" style:font-size-asian="10.5pt" style:font-size-complex="10.5pt"/>
    </style:style>
    <style:style style:name="T23" style:family="text">
      <style:text-properties fo:font-variant="normal" fo:text-transform="none" fo:color="#000000" loext:opacity="100%" style:text-line-through-style="none" style:text-line-through-type="none" fo:font-size="10pt" style:text-underline-style="none" fo:font-weight="normal" style:text-blinking="false" fo:background-color="transparent" loext:char-shading-value="0" style:font-size-asian="10pt" style:font-size-complex="10pt"/>
    </style:style>
    <style:style style:name="T24"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5" style:family="text">
      <style:text-properties fo:font-variant="normal" fo:text-transform="none" fo:color="#1155cc" loext:opacity="100%"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26" style:family="text">
      <style:text-properties fo:font-variant="normal" fo:text-transform="none" fo:color="#1155cc" loext:opacity="100%" style:text-line-through-style="none" style:text-line-through-type="none" style:font-name="Arial"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1155cc" loext:opacity="100%"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font-size-asian="10.5pt" style:font-size-complex="10.5pt"/>
    </style:style>
    <style:style style:name="T28" style:family="text">
      <style:text-properties fo:font-variant="normal" fo:text-transform="none" fo:color="#1155cc" loext:opacity="100%" style:text-line-through-style="none" style:text-line-through-type="none" style:font-name="Arial" fo:font-size="10.5pt" fo:font-style="italic" style:text-underline-style="solid" style:text-underline-width="auto" style:text-underline-color="font-color" fo:font-weight="normal" style:text-blinking="false" fo:background-color="transparent" loext:char-shading-value="0" style:font-size-asian="10.5pt" style:font-size-complex="10.5pt"/>
    </style:style>
    <style:style style:name="T29" style:family="text">
      <style:text-properties fo:font-variant="normal" fo:text-transform="none" fo:color="#1155cc" loext:opacity="100%" style:text-line-through-style="none" style:text-line-through-type="none" style:font-name="Arial" fo:font-style="italic" style:text-underline-style="solid" style:text-underline-width="auto" style:text-underline-color="font-color" fo:font-weight="normal" style:text-blinking="false" fo:background-color="transparent" loext:char-shading-value="0"/>
    </style:style>
    <style:style style:name="T30" style:family="text">
      <style:text-properties fo:font-variant="normal" fo:text-transform="none" fo:color="#1155cc" loext:opacity="100%"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1" style:family="text">
      <style:text-properties fo:background-color="transparent" loext:char-shading-value="0"/>
    </style:style>
    <style:style style:name="T32" style:family="text">
      <style:text-properties fo:font-weight="normal" fo:background-color="transparent" loext:char-shading-value="0"/>
    </style:style>
    <style:style style:name="T33" style:family="text">
      <style:text-properties fo:font-weight="bold" fo:background-color="transparent" loext:char-shading-value="0"/>
    </style:style>
    <style:style style:name="T34" style:family="text">
      <style:text-properties fo:font-size="10.5pt" style:font-size-asian="10.5pt" style:font-size-complex="10.5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8aa7d439-7fff-9fb2-1b6b-b8ab841d4bd9"/>Zenith Lightpaper, V0</text:p>
      <text:p text:style-name="Text_20_body"/>
      <text:h text:style-name="P1" text:outline-level="1">Preamble</text:h>
      <text:p text:style-name="Text_20_body"/>
      <text:p text:style-name="P17">Below is an outline of a path forward for Urbit that we believe will meaningfully accelerate our ability to achieve the project’s long-term goals: ensuring that everyone in the world has an Urbit, fully delivering on Urbit’s promise from a technical and product perspective, and driving significant economic outcomes for participants in the Urbit ecosystem (in particular, address space holders).</text:p>
      <text:p text:style-name="P46"/>
      <text:p text:style-name="P17">In this Lightpaper, we frame our views on the architecture for an Urbit native blockchain, the design of a fungible Urbit token, and the creation of a new entity that exists to be a steward of Azimuth and the growth of the Urbit ecosystem overall. We also provide a glimpse of the product possibilities that this approach unlocks.</text:p>
      <text:p text:style-name="P46"/>
      <text:p text:style-name="P17">While this is still a work in progress, there has been a lot of work done on this plan to date. We have a clear path for execution of the technical roadmap, a talented group of individuals standing by to help deliver on the vision, and engagement from investors that are excited about funding this initiative. Our goal in sharing this now is to anchor why we believe this path makes sense (and why it is so important for the success of Urbit long-term) and to solicit feedback so that we can get to alignment on the best path forward.</text:p>
      <text:p text:style-name="P46"/>
      <text:h text:style-name="P1" text:outline-level="1">Abstract</text:h>
      <text:p text:style-name="Text_20_body"/>
      <text:p text:style-name="P17">Urbit’s PKI, Azimuth, is in need of substantial improvements. We propose a new path for Azimuth that replaces its “Naive Rollup” with a real Ethereum L2 — Zenith — where transactions are validated by consensus established by Galaxies, and introduces a new fungible asset, $U, as the native currency of the Urbit ecosystem. Zenith provides the immediate benefit of making Urbit IDs fully compatible with the Ethereum L1 ecosystem again while keeping PKI-related gas fees low and without sacrificing decentralization. In the medium to long term, Zenith provides Urbit with mechanisms for fully Urbit-native global state coordination and a path to sovereignty over its PKI.</text:p>
      <text:p text:style-name="P46"/>
      <text:p text:style-name="P47"><text:span text:style-name="T10">The creation of the fungible asset benefits the Urbit ecosystem by a) creating the foundation for the Urbit native economy, b) providing a clear narrative for why address space is valuable, c) creating an Urbit asset that is more easily accessible to a broader </text:span><text:soft-page-break/><text:span text:style-name="T10">audience and d) creating the currency that incentivizes the behavior that will support the network’s adoption and growth. This effort will be managed on a go-forward basis by a new ecosystem entity, Azimuth Foundation, that complements Tlon Corporation’s focus on product development and Urbit Foundation’s focus on core development. </text:span></text:p>
      <text:p text:style-name="Text_20_body"/>
      <text:p text:style-name="P10"><text:span text:style-name="T4">Azimuth Foundation</text:span><text:span text:style-name="T17">’</text:span><text:span text:style-name="T4">s mission will be to ensure everyone in the world has an Urbit ID.</text:span></text:p>
      <text:p text:style-name="Text_20_body"/>
      <text:h text:style-name="P1" text:outline-level="1">Introduction</text:h>
      <text:p text:style-name="Text_20_body"/>
      <text:p text:style-name="P17">Urbit is an open source project consisting of two core technologies:</text:p>
      <text:p text:style-name="P46"/>
      <text:list xml:id="list1264751823" text:style-name="L1">
        <text:list-item>
          <text:p text:style-name="P18">Azimuth: a Public Key Infrastructure (PKI) consisting of 4,294,967,296 (2^32) network addresses that serve as user identities in Arvo’s P2P network, but can also serve as an identity primitive (or namespace) for any application looking to bootstrap a network of users. </text:p>
        </text:list-item>
        <text:list-item>
          <text:p text:style-name="P18">Arvo: a deterministic functional operating system designed to enable personal ownership of software and data over a P2P network.</text:p>
        </text:list-item>
      </text:list>
      <text:p text:style-name="P46"/>
      <text:p text:style-name="P17">The Urbit network has been continuously stable for years supporting thousands of nodes that can scale to hundreds of thousands, if not millions. Since 2021 hundreds of developers have learned Arvo development and built hundreds of applications. Several major core development projects informed by the last four years of adoption in a production environment are slated to culminate over the next six months, providing a secure, fully composable off-chain application model, a fast interpreter capable of managing terabytes of data, programmability in familiar languages like Rust and Python, and a network upgrade enabling P2P data transfers at gigabit speeds.</text:p>
      <text:p text:style-name="Text_20_body"/>
      <text:h text:style-name="Heading_20_3" text:outline-level="3">Problems with Azimuth</text:h>
      <text:p text:style-name="Text_20_body"/>
      <text:p text:style-name="P47"><text:span text:style-name="T10">Azimuth went on chain in 2019, and the most recent (and final) network breach</text:span><text:span text:style-name="T17"> </text:span><text:span text:style-name="T10">occurred in 2020. Azimuth has received little attention since the development of its “naive rollup” in 2021. Azimuth’s naive rollup was developed in reaction to the massive surge in Ethereum gas fees that started in late 2020 and lasted throughout 2021, which prevented the Urbit ecosystem from growing due to the high cost of spawning Planets (i.e. minting new Urbit ID NFTs to bring new nodes onto the network).</text:span></text:p>
      <text:p text:style-name="P46"/>
      <text:h text:style-name="Heading_20_3" text:outline-level="3"><text:soft-page-break/>Azimuth’s L2 is called a “Naive Rollup” because:</text:h>
      <text:p text:style-name="Text_20_body"/>
      <text:list xml:id="list3443267577" text:style-name="L2">
        <text:list-item>
          <text:p text:style-name="P19">Once IDs are transferred to it, they cannot be transferred back to L1</text:p>
        </text:list-item>
        <text:list-item>
          <text:p text:style-name="P19">It has no backing virtual machine, so no contracts can be deployed to it</text:p>
        </text:list-item>
      </text:list>
      <text:p text:style-name="P46"/>
      <text:p text:style-name="P17">The Naive rollup was designed to solve one problem: the high cost of getting onto the network posed by Ethereum L1’s high gas fees. It accomplished this, but at the cost of creating two classes of Urbit IDs: those that are programmable and legible from other smart contracts, and those that are not.</text:p>
      <text:p text:style-name="P46"/>
      <text:p text:style-name="P17">The Naive rollup gave Urbit ID low-cost scalability at the cost of extensibility. While L1 Urbit IDs can interact with the rest of the Ethereum ecosystem, the fact that L2 IDs cannot presents an insurmountable barrier for developers who wish to build smart contracts that utilize Urbit ID — this is made especially pronounced given that most new Urbit IDs, e.g. all of the ones run by hosting providers, are on the Naive Rollup due to the low cost of spawning planets at scale.</text:p>
      <text:p text:style-name="P46"/>
      <text:p text:style-name="P17">The effort to build the Naive rollup suffered from myopic focus on solving a single problem, cost, without considering the wider repercussions of its design. Zenith, by contrast, presents a roadmap for the Azimuth that not only solves the problems of today, but creates a large possibility space to continually improve and extend our on-chain infrastructure.</text:p>
      <text:p text:style-name="P46"/>
      <text:h text:style-name="Heading_20_3" text:outline-level="3">Problems with Urbit</text:h>
      <text:p text:style-name="Text_20_body"/>
      <text:p text:style-name="P11"><text:span text:style-name="T13">Urbit emerged well ahead of the Web3 movement that’s now well understood. Development began as far back as 2002, and it wasn’t </text:span><text:a xlink:type="simple" xlink:href="https://moronlab.blogspot.com/2010/01/urbit-functional-programming-from.html" text:style-name="Internet_20_link" text:visited-style-name="Visited_20_Internet_20_Link"><text:span text:style-name="T27">publicly discussed until 2010</text:span></text:a><text:span text:style-name="T13">. Up until the present Urbit has only embraced Web3 at a technical level in its PKI. There are two big missing pieces in its architecture as a new foundation for networked computing that blockchains address. On Urbit today:</text:span></text:p>
      <text:p text:style-name="P46"/>
      <text:list xml:id="list1001964245" text:style-name="L3">
        <text:list-item>
          <text:p text:style-name="P20">There is no mechanism for global state that preserves decentralization</text:p>
        </text:list-item>
        <text:list-item>
          <text:p text:style-name="P20">There are no primitives for economic activity</text:p>
        </text:list-item>
      </text:list>
      <text:p text:style-name="P46"/>
      <text:p text:style-name="P17">Global state allows for coordination across the entire network, e.g. discoverability, canonicity. Without an in-protocol mechanism for making state global, the role of making content discoverable is likely to go the way the Internet did: as the responsibility of a <text:soft-page-break/>giant Google-like organization. Establishing canonicity is a key component of Urbit’s static functional namespace, which cannot truly be made static without establishing some form of BFT consensus on what is canonical.</text:p>
      <text:p text:style-name="P46"/>
      <text:p text:style-name="P11"><text:span text:style-name="T13">Urbit’s architecture upends traditional Internet-based business models because users, not businesses, own data and run their own software. </text:span><text:a xlink:type="simple" xlink:href="https://x.com/wispem_wantex/status/1703154484812402971" text:style-name="Internet_20_link" text:visited-style-name="Visited_20_Internet_20_Link"><text:span text:style-name="T27">Urbit today offers no answer for how a business would monetize itself</text:span></text:a><text:span text:style-name="T13">. To date our approach to this problem has been “don’t worry about it, people will figure out a way.” We can and should do more to address this problem.</text:span></text:p>
      <text:p text:style-name="Text_20_body"/>
      <text:p text:style-name="P6">I<text:span text:style-name="T34">n 2010 it was not clear how to go about solving these problems — Bitcoin barely existed, and “blockchain technology” was not really a thing. Even in 2015 with the birth of Ethereum it was not clear what capabilities the then-nascent Web3 space would provide.</text:span></text:p>
      <text:p text:style-name="P46"/>
      <text:p text:style-name="P17">In 2024 it is clear that blockchains can address both of these problems and that it is advantageous to do so.</text:p>
      <text:p text:style-name="Text_20_body"/>
      <text:h text:style-name="Heading_20_3" text:outline-level="3">Ecosystem</text:h>
      <text:p text:style-name="Text_20_body"/>
      <text:p text:style-name="P17">The current major players in the Urbit ecosystem are Tlon Corporation and the Urbit Foundation. Tlon was the first entity to steward Urbit, which held all responsibilities for Urbit up until 2022 when it handed them off to the Urbit Foundation. Over the last two years the Urbit Foundation has assumed all Urbit-related responsibilities from Tlon with the exception of end-user product development. </text:p>
      <text:p text:style-name="P46"/>
      <text:p text:style-name="P17">Discussions with the Galaxies have culminated in the conclusion that “all of Urbit” is too broad of a mandate for the Urbit Foundation. Stewarding the development of an open source operating system in conjunction with managing the growth of the ecosystem is too large a surface area to do anything well at Urbit’s current stage of development. For that reason, we propose that responsibility for the Urbit namespace be spun out into a new organization responsible for getting Urbit ID in the hands of every potential user in the world.</text:p>
      <text:p text:style-name="P46"/>
      <text:p text:style-name="P47"><text:span text:style-name="T10">Azimuth Foundation</text:span><text:span text:style-name="T17"> </text:span><text:span text:style-name="T10">is a new entity that will steward, develop, and expand the set of technologies comprising Azimuth.</text:span></text:p>
      <text:p text:style-name="Text_20_body"/>
      <text:h text:style-name="P1" text:outline-level="1"><text:soft-page-break/>Zenith</text:h>
      <text:p text:style-name="Text_20_body"/>
      <text:p text:style-name="P27">Urbit is not even locked in to Ethereum: with a fully self-governing constitution, the Urbit galaxies can decide to migrate to another consensus engine, or no consensus engine, or even our own consensus engine, any time we like.</text:p>
      <text:p text:style-name="P12"><text:span text:style-name="T21">~sorreg-namtyv</text:span><text:span text:style-name="T14">, </text:span><text:a xlink:type="simple" xlink:href="https://urbit.org/blog/urbit-and-the-blockchain#urbit-is-not-endorsing-or-supporting-ethereum" text:style-name="Internet_20_link" text:visited-style-name="Visited_20_Internet_20_Link"><text:span text:style-name="T28">Urbit and the Blockchain Wars</text:span></text:a><text:span text:style-name="T14">, September 2017</text:span></text:p>
      <text:p text:style-name="P46"/>
      <text:p text:style-name="P47"><text:span text:style-name="T10">Our improvements to Azimuth begin with improving Urbit’s existing unidirectional L2, the Naive rollup, with a new Ethereum L2 (Zenith) that allows Urbit IDs</text:span><text:span text:style-name="T17"> </text:span><text:span text:style-name="T10">to freely move between Ethereum L1, the Zenith</text:span><text:span text:style-name="T17"> </text:span><text:span text:style-name="T10">L2, and back again. Zenith</text:span><text:span text:style-name="T17"> </text:span><text:span text:style-name="T10">will leverage Urbit’s infrastructure nodes, Galaxies and Stars, as chain infrastructure for validating and proposing transactions. All transactions will be paid settle in Zenith’s</text:span><text:span text:style-name="T17"> </text:span><text:span text:style-name="T10">native fee token, $U.</text:span></text:p>
      <text:p text:style-name="Text_20_body"/>
      <text:h text:style-name="Heading_20_3" text:outline-level="3">The Roles of Address Space</text:h>
      <text:p text:style-name="Text_20_body"/>
      <text:p text:style-name="P11"><text:span text:style-name="T13">Zenith</text:span><text:span text:style-name="T22"> </text:span><text:span text:style-name="T13">will utilize a hybrid Proof of Authority/Proof of Stake consensus between Galaxies that act as validators. Only Galaxies can serve as validators, and each validating Galaxy will be required to maintain a minimum stake of $U to validate blocks (see </text:span><text:a xlink:type="simple" xlink:href="https://docs.google.com/document/d/1jUA8xFq3sfctOw4N6HgDMSigm2nNS2B5VfSKd8dhOYY/edit#heading=h.thc53096qbyr" text:style-name="Internet_20_link" text:visited-style-name="Visited_20_Internet_20_Link"><text:span text:style-name="T27">The $U Token</text:span></text:a><text:span text:style-name="T22"> </text:span><text:span text:style-name="T13">below for details). Urbit Galaxies are currently owned by over 100 different individuals and firms, with no one entity owning over 25% of the total number of galaxies. This means that the path to making Zenith</text:span><text:span text:style-name="T22"> </text:span><text:span text:style-name="T13">truly decentralized on day one is straightforward, which is core to Urbit’s ethos.</text:span></text:p>
      <text:p text:style-name="P46"/>
      <text:p text:style-name="P11"><text:span text:style-name="T13">Galaxies are responsible for producing blocks. The producer for a given block, the leader, is selected each block according to the amount of $U at stake. Stars manage chain resources by accepting transactions from Planets and proposing them to Galaxies — a form of </text:span><text:a xlink:type="simple" xlink:href="https://ethereum.org/en/roadmap/pbs/" text:style-name="Internet_20_link" text:visited-style-name="Visited_20_Internet_20_Link"><text:span text:style-name="T27">Proposer-Builder Separation</text:span></text:a><text:span text:style-name="T13">. Both Galaxies and Stars have the opportunity to profit from MEV:</text:span></text:p>
      <text:p text:style-name="P46"/>
      <text:list xml:id="list992219194" text:style-name="L4">
        <text:list-item>
          <text:p text:style-name="P21">Stars have the right to determine the ordering of transactions submitted to them by Planets;</text:p>
        </text:list-item>
        <text:list-item>
          <text:p text:style-name="P21">Galaxies have the right to determine the ordering of batches of transactions submitted to them by their Stars.</text:p>
        </text:list-item>
      </text:list>
      <text:p text:style-name="P46"/>
      <text:p text:style-name="P17">Every block has a maximum size limit. The Zenith protocol provides each Galaxy with equal access to a specific number of bytes in each block, which the Galaxy apportions to <text:soft-page-break/>its Stars. The leader in any given block has the right to choose which from the transaction batches submitted to it occupy the first and last transactions of the block. Segments of blockspace between the first and last slots are pseudorandomly (on a per-block basis) assigned to the other participating Galaxies. This addresses MEV elegantly by explicitly enshrining it within the protocol: Stars capture local MEV from their planets, Galaxies capture local MEV from their stars, and global MEV rights rotate between block producers in a fair and predictable fashion.</text:p>
      <text:p text:style-name="P46"/>
      <text:p text:style-name="P17">Stars effectively control blockspace because Galaxies are incentivized to apportion blockspace to them — without Stars proposing batches of transactions, Galaxies are unable to collect fees and exercise their potential to collect MEV. Stars will be required to stake $U to their Galaxy to cement this relationship. </text:p>
      <text:p text:style-name="P46"/>
      <text:p text:style-name="P47"><text:span text:style-name="T10">Planets are the primary form of end-user identity and node, which on Zenith</text:span><text:span text:style-name="T17"> </text:span><text:span text:style-name="T10">double as wallets</text:span><text:span text:style-name="T17"> </text:span><text:span text:style-name="T10">that can sign and send transactions. This is key in providing a seamless user experience for on-chain interactions with Zenith. Since all packets over Urbit’s network are already signed by an Urbit ID, submitting a transaction from a Planet is as simple as sending a message — the transaction to execute — to the Planet’s sponsoring Star, a pre-existing relationship. No additional configuration is required beyond acquiring funds to interact with Zenith from within any piece of Urbit-based software.</text:span></text:p>
      <text:p text:style-name="P46"/>
      <text:h text:style-name="Heading_20_3" text:outline-level="3">The $U Token</text:h>
      <text:h text:style-name="Heading_20_3" text:outline-level="3"/>
      <text:p text:style-name="P47"><text:span text:style-name="T10">$U</text:span><text:span text:style-name="T17"> </text:span><text:span text:style-name="T10">will have three roles defined by the Zenith protocol:</text:span></text:p>
      <text:p text:style-name="P46"/>
      <text:list xml:id="list3010432749" text:style-name="L5">
        <text:list-item>
          <text:p text:style-name="P25"><text:span text:style-name="T33">$U</text:span><text:span text:style-name="T31"> </text:span><text:span text:style-name="T33">will be the native fee token of the Zenith</text:span><text:span text:style-name="T31"> </text:span><text:span text:style-name="T33">chain.</text:span><text:span text:style-name="T31"> Growth of the Urbit network is conditional upon participation from Galaxies (who issue Stars) and Stars, who issue Planets. Network growth will generate transaction revenue through PKI interactions, which will in turn be captured by Galaxies and Stars: incentives aligned.</text:span></text:p>
        </text:list-item>
        <text:list-item>
          <text:p text:style-name="P25"><text:span text:style-name="T33">$U</text:span><text:span text:style-name="T31"> </text:span><text:span text:style-name="T33">will incentivize the provisioning of Urbit infrastructure nodes</text:span><text:span text:style-name="T31">, without which Zenith would not function properly or provide sufficient decentralization guarantees. After TGE, the only source of $U supply will be from various forms of network participation available only to owners of infrastructure nodes.</text:span></text:p>
        </text:list-item>
        <text:list-item>
          <text:p text:style-name="P25"><text:span text:style-name="T33">Staked $U</text:span><text:span text:style-name="T31"> </text:span><text:span text:style-name="T33">will be required to validate blocks and propose transactions.</text:span><text:span text:style-name="T31"> Galaxies will be required to maintain a stake of at least 131,072 $U to participate in validating blocks. Greater $U staked results in higher likelihood of selection to validate blocks and receive block rewards. Double signing will result in slashing </text:span><text:soft-page-break/><text:span text:style-name="T31">of staked $U, and inactivity will result in temporary suspension from selection as a validator. Stars will be required to stake $U on their Galaxy to form an economic relationship, providing them with access to the Galaxy’s blockspace.</text:span></text:p>
        </text:list-item>
      </text:list>
      <text:p text:style-name="P46"/>
      <text:p text:style-name="P11"><text:span text:style-name="T13">There’s much more to say about $U, which we elaborate upon below in </text:span><text:a xlink:type="simple" xlink:href="https://docs.google.com/document/d/1jUA8xFq3sfctOw4N6HgDMSigm2nNS2B5VfSKd8dhOYY/edit#heading=h.hekutbk0wae" text:style-name="Internet_20_link" text:visited-style-name="Visited_20_Internet_20_Link"><text:span text:style-name="T27">$U Tokenomics</text:span></text:a><text:span text:style-name="T22"> </text:span><text:span text:style-name="T13">and </text:span><text:a xlink:type="simple" xlink:href="https://docs.google.com/document/d/1jUA8xFq3sfctOw4N6HgDMSigm2nNS2B5VfSKd8dhOYY/edit#heading=h.d5dcj81a8hxx" text:style-name="Internet_20_link" text:visited-style-name="Visited_20_Internet_20_Link"><text:span text:style-name="T27">Applications</text:span></text:a><text:span text:style-name="T13">.</text:span></text:p>
      <text:p text:style-name="Text_20_body"/>
      <text:h text:style-name="Heading_20_3" text:outline-level="3">Roadmap &amp; Implementation</text:h>
      <text:h text:style-name="Heading_20_3" text:outline-level="3"/>
      <text:p text:style-name="P27">We have solved a number of research problems here at Urbit. Could we build an Urbit blockchain? This problem doesn't seem utterly intractable. For instance, we could leverage the semi-trusted hierarchy in some direction resembling proof of stake… if Urbit got its own consensus engine, it's obvious that we'd simply copy the state of the Urbit PKI on Ethereum, and shut it down. Or we could migrate to another computational blockchain which works better than Ethereum.</text:p>
      <text:p text:style-name="P12"><text:span text:style-name="T21">~sorreg-namtyv</text:span><text:span text:style-name="T14">, </text:span><text:a xlink:type="simple" xlink:href="https://urbit.org/blog/urbit-and-the-blockchain#an-urbit-consensus-engine" text:style-name="Internet_20_link" text:visited-style-name="Visited_20_Internet_20_Link"><text:span text:style-name="T28">Urbit and the Blockchain Wars</text:span></text:a><text:span text:style-name="T14">, September 2017</text:span></text:p>
      <text:p text:style-name="P46"/>
      <text:p text:style-name="P47"><text:span text:style-name="T10">Zenith</text:span><text:span text:style-name="T17"> </text:span><text:span text:style-name="T10">will initially serve as a permissioned Ethereum L2 implemented as an EVM chain with the Cosmos SDK. Let’s break that down.</text:span></text:p>
      <text:p text:style-name="P46"/>
      <text:p text:style-name="P47"><text:span text:style-name="T10">The first two sets of contracts to be deployed to Zenith</text:span><text:span text:style-name="T17"> </text:span><text:span text:style-name="T10">will be the Azimuth PKI itself and the contracts that manage the $U</text:span><text:span text:style-name="T17"> </text:span><text:span text:style-name="T10">token. Zenith</text:span><text:span text:style-name="T17"> </text:span><text:span text:style-name="T10">is an L2 because:</text:span></text:p>
      <text:p text:style-name="P46"/>
      <text:list xml:id="list913988385" text:style-name="L6">
        <text:list-item>
          <text:p text:style-name="P40"><text:span text:style-name="T13">It runs its own EVM (such as </text:span><text:a xlink:type="simple" xlink:href="https://github.com/evmos/evmos" text:style-name="Internet_20_link" text:visited-style-name="Visited_20_Internet_20_Link"><text:span text:style-name="T27">Evmos</text:span></text:a><text:span text:style-name="T13">) that contracts can be deployed to</text:span></text:p>
        </text:list-item>
        <text:list-item>
          <text:p text:style-name="P22">Its assets can be transferred to and from Ethereum L1</text:p>
        </text:list-item>
      </text:list>
      <text:p text:style-name="P46"/>
      <text:p text:style-name="P11"><text:span text:style-name="T13">Deploying contracts to Zenith</text:span><text:span text:style-name="T22"> </text:span><text:span text:style-name="T13">will be permissioned by validating Galaxies. Zenith</text:span><text:span text:style-name="T22"> </text:span><text:span text:style-name="T13">is not meant to be a general-purpose chain for deploying smart contracts at this time, but rather a special-purpose one meant to augment the Urbit network with crucial functionality, like the </text:span><text:a xlink:type="simple" xlink:href="https://docs.google.com/document/d/1jUA8xFq3sfctOw4N6HgDMSigm2nNS2B5VfSKd8dhOYY/edit#heading=h.pw04ixvahmh4" text:style-name="Internet_20_link" text:visited-style-name="Visited_20_Internet_20_Link"><text:span text:style-name="T27">Scry Oracle</text:span></text:a><text:span text:style-name="T22"> </text:span><text:span text:style-name="T13">system or </text:span><text:a xlink:type="simple" xlink:href="https://docs.google.com/document/d/1jUA8xFq3sfctOw4N6HgDMSigm2nNS2B5VfSKd8dhOYY/edit#heading=h.cv08hetx4yqe" text:style-name="Internet_20_link" text:visited-style-name="Visited_20_Internet_20_Link"><text:span text:style-name="T27">Planet Dispenser</text:span></text:a><text:span text:style-name="T13">. We view general-purpose contract execution as a featureset that should ultimately involve an Urbit-native contract VM (not the EVM), which is feasible but out of scope during this time.</text:span></text:p>
      <text:p text:style-name="P46"/>
      <text:p text:style-name="P17">We’re planning to build with Cosmos SDK for several reasons:</text:p>
      <text:p text:style-name="P46"/>
      <text:list xml:id="list4221071838" text:style-name="L7">
        <text:list-item>
          <text:p text:style-name="P41"><text:a xlink:type="simple" xlink:href="https://github.com/cometbft/cometbft" text:style-name="Internet_20_link" text:visited-style-name="Visited_20_Internet_20_Link"><text:span text:style-name="T27">CometBFT</text:span></text:a><text:span text:style-name="T13"> is a battle-tested consensus layer that secures billions of dollars in value. It continues to be used for blockchain implementation by leading projects </text:span><text:soft-page-break/><text:span text:style-name="T13">such as </text:span><text:a xlink:type="simple" xlink:href="https://docs.celestia.org/developers/integrate-celestia" text:style-name="Internet_20_link" text:visited-style-name="Visited_20_Internet_20_Link"><text:span text:style-name="T27">Celestia</text:span></text:a><text:span text:style-name="T13"> ($5.6bn FDV), </text:span><text:a xlink:type="simple" xlink:href="https://docs.injective.network/learn/introduction/" text:style-name="Internet_20_link" text:visited-style-name="Visited_20_Internet_20_Link"><text:span text:style-name="T27">Injective</text:span></text:a><text:span text:style-name="T13"> ($2.3bn FDV), </text:span><text:a xlink:type="simple" xlink:href="https://github.com/bnb-chain/bnc-cosmos-sdk" text:style-name="Internet_20_link" text:visited-style-name="Visited_20_Internet_20_Link"><text:span text:style-name="T27">Binance Chain</text:span></text:a><text:span text:style-name="T13"> ($83bn FDV), </text:span><text:a xlink:type="simple" xlink:href="https://dydx.exchange/" text:style-name="Internet_20_link" text:visited-style-name="Visited_20_Internet_20_Link"><text:span text:style-name="T27">dYdX Chain </text:span></text:a><text:span text:style-name="T13">($960mm FDV) and </text:span><text:a xlink:type="simple" xlink:href="https://github.com/berachain/.github/blob/main/profile/README.md" text:style-name="Internet_20_link" text:visited-style-name="Visited_20_Internet_20_Link"><text:span text:style-name="T27">Berachain</text:span></text:a><text:span text:style-name="T13"> ($1.5bn FDV). </text:span></text:p>
        </text:list-item>
        <text:list-item>
          <text:p text:style-name="P26"><text:span text:style-name="T31">Cosmos SDK is designed to be modular, which allows us to use portions of the Urbit stack (e.g. networking, storage, consensus, VM) as they become viable replacements for components of the Cosmos SDK. </text:span><text:span text:style-name="T33">Eventually all non Urbit-native components of Zenith</text:span><text:span text:style-name="T31"> </text:span><text:span text:style-name="T33">can be replaced by Urbit-native ones</text:span><text:span text:style-name="T31">.</text:span></text:p>
        </text:list-item>
        <text:list-item>
          <text:p text:style-name="P23">A Cosmos SDK chain writes its own blocks, providing a path to ultimately leaving Ethereum L1 entirely.</text:p>
        </text:list-item>
      </text:list>
      <text:p text:style-name="P46"/>
      <text:p text:style-name="P11"><text:span text:style-name="T13">It’s important for us to ultimately have Urbit’s PKI secured by Urbit itself, and therefore be implemented as natively as possible. Cosmos SDK presents a path that allows us to make this transition gradually and incrementally by leveraging the Urbit OS for increasingly more functionality as it matures. Early experiments like </text:span><text:a xlink:type="simple" xlink:href="https://github.com/tiller-tolbus/chain" text:style-name="Internet_20_link" text:visited-style-name="Visited_20_Internet_20_Link"><text:span text:style-name="T27">%chain</text:span></text:a><text:span text:style-name="T22"> </text:span><text:span text:style-name="T13">have demonstrated that Urbit-native consensus is possible; the </text:span><text:a xlink:type="simple" xlink:href="https://roadmap.urbit.org/project/directed-messaging" text:style-name="Internet_20_link" text:visited-style-name="Visited_20_Internet_20_Link"><text:span text:style-name="T27">Directed Messaging</text:span></text:a><text:span text:style-name="T22"> </text:span><text:span text:style-name="T13">project will make Urbit’s network, %ames, capable of operating at the speeds required to replace CometBFT’s networking module; the </text:span><text:a xlink:type="simple" xlink:href="https://www.google.com/search?q=ares+urbit&amp;sourceid=chrome&amp;ie=UTF-8" text:style-name="Internet_20_link" text:visited-style-name="Visited_20_Internet_20_Link"><text:span text:style-name="T27">Ares</text:span></text:a><text:span text:style-name="T22"> </text:span><text:span text:style-name="T13">project will make Urbit nodes capable of storing the blockchain directly; a Nock VM in place of EVM for contract execution would require substantial development but is a tractable problem.</text:span></text:p>
      <text:p text:style-name="P46"/>
      <text:p text:style-name="P11"><text:span text:style-name="T13">The transition from Ethereum L1 to a fully sovereign Urbit-native L1 remains years away. The Ethereum ecosystem continues to provide substantial value to Urbit in the form of high security and best-in-class tooling (e.g. </text:span><text:a xlink:type="simple" xlink:href="http://etherscan.com/" text:style-name="Internet_20_link" text:visited-style-name="Visited_20_Internet_20_Link"><text:span text:style-name="T27">block explorers</text:span></text:a><text:span text:style-name="T13">, </text:span><text:a xlink:type="simple" xlink:href="http://metamask.io/" text:style-name="Internet_20_link" text:visited-style-name="Visited_20_Internet_20_Link"><text:span text:style-name="T27">wallets</text:span></text:a><text:span text:style-name="T13">, </text:span><text:a xlink:type="simple" xlink:href="http://safe.global/" text:style-name="Internet_20_link" text:visited-style-name="Visited_20_Internet_20_Link"><text:span text:style-name="T27">Safe</text:span></text:a><text:span text:style-name="T13">). Achieving comparable reliability and sophistication in our own chain will take years of preparation and development. </text:span></text:p>
      <text:p text:style-name="P24">Zenith marks Urbit's first step toward this transition, empowering Galaxies and Stars — our network's operators — to secure and strengthen the network Zenith delivers value in the short term by being expedient to build using existing technology and in the long term by being aligned with Urbit's values from day one.</text:p>
      <text:h text:style-name="P9" text:outline-level="1"><text:span text:style-name="T3">$U</text:span><text:span text:style-name="T17"> </text:span><text:span text:style-name="T3">Tokenomics</text:span></text:h>
      <text:p text:style-name="Text_20_body"/>
      <text:p text:style-name="P11"><text:span text:style-name="T8">The introduction of $U</text:span><text:span text:style-name="T23"> </text:span><text:span text:style-name="T8">incentivizes the growth of the network, providing a means of value accrual to Urbit infrastructure and a new economic primitive to build upon. An exploration of the opportunities provided by this new economic primitive can be </text:span><text:a xlink:type="simple" xlink:href="https://docs.google.com/document/d/1jUA8xFq3sfctOw4N6HgDMSigm2nNS2B5VfSKd8dhOYY/edit#heading=h.d5dcj81a8hxx" text:style-name="Internet_20_link" text:visited-style-name="Visited_20_Internet_20_Link"><text:span text:style-name="T30">found below;</text:span></text:a><text:span text:style-name="T23"> </text:span><text:span text:style-name="T8">this section is focused on:</text:span></text:p>
      <text:p text:style-name="P48"/>
      <text:list xml:id="list191338389" text:style-name="L8">
        <text:list-item>
          <text:p text:style-name="P28">Distribution of $U at TGE (Token Genesis Event)</text:p>
        </text:list-item>
        <text:list-item>
          <text:p text:style-name="P42"><text:span text:style-name="T8">Address space $U claims via </text:span><text:a xlink:type="simple" xlink:href="https://decrypt.co/resources/what-is-a-lockdrop" text:style-name="Internet_20_link" text:visited-style-name="Visited_20_Internet_20_Link"><text:span text:style-name="T30">Lockdrop</text:span></text:a></text:p>
        </text:list-item>
        <text:list-item>
          <text:p text:style-name="P28"><text:soft-page-break/>$U emissions and mechanics</text:p>
        </text:list-item>
        <text:list-item>
          <text:p text:style-name="P28">The incentivized testnet</text:p>
        </text:list-item>
      </text:list>
      <text:p text:style-name="P48"/>
      <text:h text:style-name="P14" text:outline-level="2">Overview</text:h>
      <text:p text:style-name="P48"/>
      <text:list xml:id="list2297917309" text:style-name="L9">
        <text:list-item>
          <text:p text:style-name="P29">Total Supply: capped at 4,294,967,296, matching the total number of Azimuth points</text:p>
        </text:list-item>
        <text:list-item>
          <text:p text:style-name="P29">Distribution: 58.4% community (between lockdrop and block rewards), 18.1% Azimuth Foundation, 1% for the Urbit Foundation, 10% investors (valuation dependent), 12.5% team (in a restricted token format for team members who are employed by the Azimuth Foundation with the rest held in reserve for future team members)</text:p>
        </text:list-item>
        <text:list-item>
          <text:p text:style-name="P29">Block Reward Emissions: 32 years with 4 year halvings</text:p>
        </text:list-item>
      </text:list>
      <text:p text:style-name="P48"/>
      <text:h text:style-name="P16" text:outline-level="3">Distribution at TGE</text:h>
      <text:p text:style-name="Text_20_body"/>
      <text:p text:style-name="P47"><text:span text:style-name="T10">Of the total supply of 4,294,967,296</text:span><text:span text:style-name="T17"> </text:span><text:span text:style-name="T10">tokens, 64% will be minted at TGE for a total of 2,748,779,069. </text:span></text:p>
      <text:p text:style-name="P46"/>
      <text:p text:style-name="P6"><text:span text:style-name="T34">35% of TGE, the largest allocation, will go to holders of address space — Galaxies and Stars — via a Lockdrop distribution (discussed below). Address space holders represent the set of people that have participated in building, funding, and supporting t</text:span>he Urbit project over the last decade.</text:p>
      <text:p text:style-name="Text_20_body"/>
      <text:h text:style-name="Heading_20_4" text:outline-level="4">Address Space Lockdrop</text:h>
      <text:p text:style-name="Text_20_body"/>
      <text:p text:style-name="P30">35% of TGE will be claimable by the owners of Galaxies and Stars via the Lockdrop. Mechanically, this means that an owner of a Galaxy or Star will deposit the ownership of their Galaxy or Star in the Lockdrop contract.</text:p>
      <text:p text:style-name="P48"/>
      <text:p text:style-name="P11"><text:span text:style-name="T8">Importantly, the contract will be implemented such that interaction with </text:span><text:a xlink:type="simple" xlink:href="https://docs.urbit.org/system/identity/concepts/hd-wallet#proxies" text:style-name="Internet_20_link" text:visited-style-name="Visited_20_Internet_20_Link"><text:span text:style-name="T30">proxy addresses</text:span></text:a><text:span text:style-name="T23"> </text:span><text:span text:style-name="T8">is still possible. This means that a participant in the Lockdrop would still retain the ability to spawn planets/stars, vote (in the case of galaxies), validate and propose blocks on and manage all aspects of running the actual node. </text:span></text:p>
      <text:p text:style-name="P48"/>
      <text:p text:style-name="P30">Procedurally, the lockdrop will be announced publicly six months prior to the launch of Zenith. There will be a six month participation window during which Star and Galaxy owners can deposit their address space into a contract over an expressed window between one and five years. Depositors will be able to participate through a web UI with transparent metrics around <text:soft-page-break/>lock rates, tokens claimed, and the ongoing time preference of participants. Those that deposit for the maximum lock period (five years) receive tokens pro-rata from a bonus pool that is sourced from the total amount of tokens that would have been allocated to all lockdrop participants had they all locked for five years. </text:p>
      <text:p text:style-name="P48"/>
      <text:p text:style-name="P49"><text:span text:style-name="T10">The intent is to incentivize address space holders with the highest economic time preference to lock for as long as possible. Locking in the contract will be irreversible</text:span><text:span text:style-name="T17"> </text:span><text:span text:style-name="T10">as this allows the protocol to grant the totality of lockdrop tokens in a locked format immediately after the participation window closes so that participants can take receipt of them before value can be ascribed to them in the open market. All claims will be subject to a one year</text:span><text:span text:style-name="T17"> </text:span><text:span text:style-name="T10">cliff from the date the claim is made (not TGE). Galaxy points will be allocated 1% of the TGE address space allocation, with the remaining 99% allocated to stars. </text:span></text:p>
      <text:p text:style-name="P48"/>
      <text:p text:style-name="P30">Each Star is entitled to receive the following amount of tokens:</text:p>
      <text:p text:style-name="P48"/>
      <text:p text:style-name="P30">Full Token Allocation = 952,451,948Star Lockdrop Participation Rate Total Urbit Stars</text:p>
      <text:p text:style-name="P48"/>
      <text:p text:style-name="P30">Each galaxy is entitled to receive the following amount of tokens:</text:p>
      <text:p text:style-name="P48"/>
      <text:p text:style-name="P49"><text:span text:style-name="T16">9,620,727 / ([Galaxy Lockdrop Participation Rate]*[Total Urbit Galaxies])</text:span></text:p>
      <text:p text:style-name="P48"/>
      <text:p text:style-name="P30">Those stars not participating in the five year lock will receive tokens by the following formula with a one year cliff and a linear vest thereafter:</text:p>
      <text:p text:style-name="P48"/>
      <text:p text:style-name="P39">[Full Token Allocation] * (1- (5 - [Lock Period in Years])*20%)</text:p>
      <text:p text:style-name="P48"/>
      <text:p text:style-name="P30">A bonus pool will accrue based on the following formula taken as the sum of the Full Token Allocation multiplied by a penalty rate (20% for each year of each star not participating in the five year lock period). This bonus pool will be distributed to stars locking for five years, pro rata:</text:p>
      <text:p text:style-name="P48"/>
      <text:p text:style-name="P39">Bonus Pool = [Star Lockdrop Participation Rate] * ([% of Stars Locked for 4 years] * [Full Token Allocation] * 20%) + [Star Lockdrop Participation Rate] * ([% of Stars Locked for 3 years] * [Full Token Allocation] * 40%) + [Star Lockdrop Participation Rate] * ([% of Stars Locked for 2 years] * [Full Token Allocation] * 60%) + [Star Lockdrop Participation Rate] * ([% of Stars Locked for 1 year] * [Full Token Allocation] * 80%)</text:p>
      <text:p text:style-name="P48"/>
      <text:p text:style-name="P30">The same formula will apply to galaxies.</text:p>
      <text:p text:style-name="P48"/>
      <text:p text:style-name="P30"><text:soft-page-break/>Five lockup periods are available upon claim. Assuming 100% of stars and galaxies are locked, which is an implausible scenario, the allocation would be as follows:</text:p>
      <text:p text:style-name="P13"/>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2">Lockup Period (years)</text:p>
          </table:table-cell>
          <table:table-cell table:style-name="Table1.A1" office:value-type="string">
            <text:p text:style-name="P2">Maximum % Captured</text:p>
          </table:table-cell>
          <table:table-cell table:style-name="Table1.A1" office:value-type="string">
            <text:p text:style-name="P2">Per Galaxy</text:p>
          </table:table-cell>
          <table:table-cell table:style-name="Table1.A1" office:value-type="string">
            <text:p text:style-name="P2">Per Star</text:p>
          </table:table-cell>
        </table:table-row>
        <table:table-row>
          <table:table-cell table:style-name="Table1.A1" office:value-type="string">
            <text:p text:style-name="P4">1</text:p>
          </table:table-cell>
          <table:table-cell table:style-name="Table1.A1" office:value-type="string">
            <text:p text:style-name="P4">20%</text:p>
          </table:table-cell>
          <table:table-cell table:style-name="Table1.A1" office:value-type="string">
            <text:p text:style-name="P4">7,516</text:p>
          </table:table-cell>
          <table:table-cell table:style-name="Table1.A1" office:value-type="string">
            <text:p text:style-name="P4">2,918</text:p>
          </table:table-cell>
        </table:table-row>
        <table:table-row>
          <table:table-cell table:style-name="Table1.A1" office:value-type="string">
            <text:p text:style-name="P4">2</text:p>
          </table:table-cell>
          <table:table-cell table:style-name="Table1.A1" office:value-type="string">
            <text:p text:style-name="P4">40%</text:p>
          </table:table-cell>
          <table:table-cell table:style-name="Table1.A1" office:value-type="string">
            <text:p text:style-name="P4">15,032</text:p>
          </table:table-cell>
          <table:table-cell table:style-name="Table1.A1" office:value-type="string">
            <text:p text:style-name="P4">5,836</text:p>
          </table:table-cell>
        </table:table-row>
        <table:table-row>
          <table:table-cell table:style-name="Table1.A1" office:value-type="string">
            <text:p text:style-name="P4">3</text:p>
          </table:table-cell>
          <table:table-cell table:style-name="Table1.A1" office:value-type="string">
            <text:p text:style-name="P4">60%</text:p>
          </table:table-cell>
          <table:table-cell table:style-name="Table1.A1" office:value-type="string">
            <text:p text:style-name="P4">22,549</text:p>
          </table:table-cell>
          <table:table-cell table:style-name="Table1.A1" office:value-type="string">
            <text:p text:style-name="P4">8,754</text:p>
          </table:table-cell>
        </table:table-row>
        <table:table-row>
          <table:table-cell table:style-name="Table1.A1" office:value-type="string">
            <text:p text:style-name="P4">4</text:p>
          </table:table-cell>
          <table:table-cell table:style-name="Table1.A1" office:value-type="string">
            <text:p text:style-name="P4">80%</text:p>
          </table:table-cell>
          <table:table-cell table:style-name="Table1.A1" office:value-type="string">
            <text:p text:style-name="P4">30,065</text:p>
          </table:table-cell>
          <table:table-cell table:style-name="Table1.A1" office:value-type="string">
            <text:p text:style-name="P4">11,672</text:p>
          </table:table-cell>
        </table:table-row>
        <table:table-row>
          <table:table-cell table:style-name="Table1.A1" office:value-type="string">
            <text:p text:style-name="P4">5</text:p>
          </table:table-cell>
          <table:table-cell table:style-name="Table1.A1" office:value-type="string">
            <text:p text:style-name="P4">100%</text:p>
          </table:table-cell>
          <table:table-cell table:style-name="Table1.A1" office:value-type="string">
            <text:p text:style-name="P4">37,518</text:p>
          </table:table-cell>
          <table:table-cell table:style-name="Table1.A1" office:value-type="string">
            <text:p text:style-name="P4">14,590</text:p>
          </table:table-cell>
        </table:table-row>
      </table:table>
      <text:p text:style-name="Text_20_body"/>
      <text:p text:style-name="P30">Any tokens left unclaimed due to either nonparticipation in the Lockdrop or participation in a lower than maximum duration Lockup will instead be allocated to those that participate in the maximum lockup period. This ensures that most tokens are awarded to those with the lowest time preference.</text:p>
      <text:p text:style-name="P48"/>
      <text:p text:style-name="P30">For illustrative purposes, using the above example, if 60% of stars were to lock five years and 40% for one year, the bonus pool accrued to five year stars would sum to 304,784,623 tokens for a pro rata bonus of 7,781 tokens per star (a 53% bonus). </text:p>
      <text:p text:style-name="Text_20_body"/>
      <text:h text:style-name="Heading_20_3" text:outline-level="3">Block Rewards and Transaction Fees</text:h>
      <text:p text:style-name="Text_20_body"/>
      <text:p text:style-name="P49"><text:span text:style-name="T10">Zenith</text:span><text:span text:style-name="T17"> </text:span><text:span text:style-name="T10">will issue block rewards over 32 years with four year halvings. After the allocations to the Lockdrop and the Azimuth Foundation, block rewards are the only mechanism by which new tokens will enter the network. As is typical, block rewards serve to incentivize nodes to join and participate in the network, enabling it to become truly decentralized. </text:span></text:p>
      <text:p text:style-name="P48"/>
      <text:p text:style-name="P30">Block rewards will be received by validating Galaxies. Galaxies will distribute a portion of the reward to Stars that participate in proposing transactions. The specifics of the distribution between Galaxies and Stars are still under deliberation.</text:p>
      <text:p text:style-name="P48"/>
      <text:p text:style-name="P49"><text:span text:style-name="T10">Transaction fees will eventually become the main source of revenue for Galaxies and Stars. We believe that 32 years should be ample time to establish Zenith</text:span><text:span text:style-name="T17"> </text:span><text:span text:style-name="T10">as an independent chain, capable of generating enough demand for blockspace. This, in turn, will provide the incentive needed to maintain the chain's infrastructure.</text:span></text:p>
      <text:p text:style-name="P48"><text:soft-page-break/></text:p>
      <text:p text:style-name="P49"><text:span text:style-name="T10">All transaction fees transactions will incur a 5% overall transaction tax (i.e. 5% </text:span><text:span text:style-name="T16">of</text:span><text:span text:style-name="T17"> </text:span><text:span text:style-name="T10">the transaction fee, not a 5% transaction fee) in perpetuity: 4% of the tax will flow to a community pool stewarded by Azimuth Foundation</text:span><text:span text:style-name="T17"> </text:span><text:span text:style-name="T10">to fund ecosystem development, and 1% of the tax will flow to the Urbit Foundation to fund core development.</text:span></text:p>
      <text:p text:style-name="P48"/>
      <text:p text:style-name="P30">The specifics of fee pricing, such as how they’ll fluctuate in response to demand, are still under deliberation.</text:p>
      <text:p text:style-name="Text_20_body"/>
      <text:h text:style-name="P1" text:outline-level="1">Applications</text:h>
      <text:p text:style-name="Text_20_body"/>
      <text:p text:style-name="P49"><text:span text:style-name="T10">Zenith</text:span><text:span text:style-name="T17"> </text:span><text:span text:style-name="T10">provides Urbit with a number of new capabilities. We’ve already discussed a few of them, which should be reiterated here:</text:span></text:p>
      <text:p text:style-name="P48"/>
      <text:list xml:id="list961590706" text:style-name="L10">
        <text:list-item>
          <text:p text:style-name="P38"><text:span text:style-name="T31">On-network transactions: </text:span><text:span text:style-name="T32">Zenith</text:span><text:span text:style-name="T31"> </text:span><text:span text:style-name="T32">will enable Urbit ships to sign and send transactions directly over the Urbit network. All Urbit applications will gain the capability to initiate transactions with the node itself acting as a wallet, baking economic interactions directly into the platform without external dependencies.</text:span></text:p>
        </text:list-item>
        <text:list-item>
          <text:p text:style-name="P38"><text:span text:style-name="T31">Seamless PKI: </text:span><text:span text:style-name="T32">Interacting with the PKI today places the implementation details of Azimuth front and center — you’ve got to fund a wallet with Ethereum to perform actions like changing your sponsor or resetting your keys. Zenith</text:span><text:span text:style-name="T31">’</text:span><text:span text:style-name="T32">s architecture allows Stars and Galaxies to preferentially use their blockspace for certain kinds of transactions at no cost to themselves, which will certainly be used to privilege PKI interactions that improve UX, improving network retention.</text:span></text:p>
        </text:list-item>
      </text:list>
      <text:p text:style-name="P48"/>
      <text:p text:style-name="P30">These use-cases are table stakes, but only represent the tip of the iceberg in terms of what is made possible by Zenith. </text:p>
      <text:p text:style-name="Text_20_body"/>
      <text:h text:style-name="P7" text:outline-level="2">Azimuth-only Products</text:h>
      <text:p text:style-name="Text_20_body"/>
      <text:p text:style-name="P11"><text:span text:style-name="T8">When Zenith</text:span><text:span text:style-name="T23"> </text:span><text:span text:style-name="T8">makes Urbit’s PKI completely legible as outlined in </text:span><text:a xlink:type="simple" xlink:href="https://docs.google.com/document/d/1jUA8xFq3sfctOw4N6HgDMSigm2nNS2B5VfSKd8dhOYY/edit#heading=h.pvtki15tslcc" text:style-name="Internet_20_link" text:visited-style-name="Visited_20_Internet_20_Link"><text:span text:style-name="T30">Problems with Azimuth</text:span></text:a><text:span text:style-name="T8">, Azimuth will once again be a general-purpose identity layer that can be used for applications that don’t necessarily need to involve Arvo. A few of these ideas are already percolating in the Urbit community. For instance: </text:span></text:p>
      <text:p text:style-name="P48"/>
      <text:list xml:id="list2577893312" text:style-name="L11">
        <text:list-item>
          <text:p text:style-name="P33"><text:span text:style-name="T33">VPN/Tailscale: </text:span><text:span text:style-name="T31">Urbit IDs could be used as an identity layer for a Tailscale-like VPN used to identify and access nodes in a network.</text:span></text:p>
        </text:list-item>
        <text:list-item>
          <text:p text:style-name="P37"><text:soft-page-break/><text:span text:style-name="T31">Passport: </text:span><text:span text:style-name="T32">A product that allows Web2 and Web3 identities to be attested to from an Urbit ID “profile.” From this sort of primitive, a generalized reputation scoring protocol can be developed and made extensible to off-mars products.</text:span></text:p>
        </text:list-item>
        <text:list-item>
          <text:p text:style-name="P43"><text:span text:style-name="T9">Urbit ID as Universal Wallet: </text:span><text:span text:style-name="T8">Urbit ID is a </text:span><text:a xlink:type="simple" xlink:href="https://docs.urbit.org/system/identity/concepts/hd-wallet#proxies" text:style-name="Internet_20_link" text:visited-style-name="Visited_20_Internet_20_Link"><text:span text:style-name="T30">HD Wallet</text:span></text:a><text:span text:style-name="T8">. We use that attribute to generate a series of proxy addresses for managing different aspects of the identity, but it can also be extended to generate an arbitrary number of keypairs for different protocols.</text:span></text:p>
        </text:list-item>
      </text:list>
      <text:p text:style-name="P48"/>
      <text:p text:style-name="P30">Urbit ID is a well-implemented and stable PKI that can be used to bootstrap a variety of other networks, all of which can ultimately drive demand for the “full” experience of using Arvo as it continues to mature.</text:p>
      <text:p text:style-name="Text_20_body"/>
      <text:h text:style-name="P7" text:outline-level="2">Scry Oracle</text:h>
      <text:p text:style-name="P50"/>
      <text:p text:style-name="P51"><text:span text:style-name="T10">Possibly the most significant capability to be added to Zenith</text:span><text:span text:style-name="T17"> </text:span><text:span text:style-name="T10">after its initial implementation (PKI, $U) is the Scry Oracle. In order to understand the implications of this system we’ll first need to cover Urbit’s “scry” namespace.</text:span></text:p>
      <text:p text:style-name="Text_20_body"/>
      <text:h text:style-name="P8" text:outline-level="3">Urbit’s scry namespace</text:h>
      <text:p text:style-name="Text_20_body"/>
      <text:p text:style-name="P30">The scry namespace is best thought of as a URL system. An Urbit-specific URL is called a "scry path". It looks like a web URL, except it starts with an Urbit ID (e.g. ~rovnys-ricfer) instead of a domain name. Anyone can request data from an Urbit node by sending a request over the Urbit network at a path that starts with the Urbit ID. This is Urbit's equivalent of requesting some data from a URL over the HTTP protocol.</text:p>
      <text:p text:style-name="Text_20_body"/>
      <text:p text:style-name="P30">An Urbit node responds to a scry request with a piece of data, which it signs using its private key. In fact, the signature attests not only that it was actually the owner of the node, not some forger, who produced the response, but also that the response is immutable: the node is promising never to send any other piece of data in response to this scry request.</text:p>
      <text:p text:style-name="P48"/>
      <text:p text:style-name="P30">However, there is an interesting wrinkle here: because Urbit is not a blockchain, the network cannot guarantee this immutability on its own. There is nothing stopping a node from responding to a request with one piece of data, then responding to someone else's request with some other piece of data. This "equivocation" is a Byzantine fault — it is sometimes called a "double bind," since it is Urbit's equivalent of the classic "double spend" problem that blockchains solve.</text:p>
      <text:p text:style-name="P48"/>
      <text:p text:style-name="P30">For many use cases it would not be worthwhile to enforce BFT on scry bindings. Most interactions between people are simply not contentious, so there would be no meaningful <text:soft-page-break/>gain to warrant the computational and monetary costs of BFT consensus. For example, if you want to send someone a file, it does not matter whether you also sent a different version of that file to someone else.</text:p>
      <text:p text:style-name="P48"/>
      <text:p text:style-name="P30">There are plenty of use cases, though, for which BFT consensus is a hard requirement — anything where a system will only work if everyone on the network has a canonical version of some shared state. Ownership of money is the prototypical example, since money clearly only functions properly if each amount of money has a canonical owner.</text:p>
      <text:p text:style-name="Text_20_body"/>
      <text:h text:style-name="P8" text:outline-level="3">Canonicalizing scry paths</text:h>
      <text:p text:style-name="Text_20_body"/>
      <text:p text:style-name="P30">For scry paths, canonicalization would mean having a registry that stores the canonical value for any path, i.e. the piece of data a ship would send in response to a network request for that path. This binding between path and value must be signed, so that anyone could verify objectively that the ship had indeed published the binding, not someone else. When hearing about a new binding, the registry would also need to abort the transaction if the path had already been bound. The registry would only store the hashes of the values at scry paths, not the values themselves, which can be arbitrarily large — its purpose is solely canonicalization, not data storage.</text:p>
      <text:p text:style-name="P48"/>
      <text:p text:style-name="P49"><text:span text:style-name="T16">We will refer to this registry as the Scry Oracle</text:span><text:span text:style-name="T10">, which can be implemented as a contract in Zenith. Such a contract would be simple to build and efficient to execute: since no scry binding has a dependency upon any other scry binding, there is no need to establish consensus over the chronological order in which bindings were added. This enables highly efficient parallel execution , making these transactions cost-effective. </text:span></text:p>
      <text:p text:style-name="Text_20_body"/>
      <text:h text:style-name="P8" text:outline-level="3">Use-cases</text:h>
      <text:p text:style-name="Text_20_body"/>
      <text:p text:style-name="P30">The Scry Oracle contract (SOC) makes Urbit’s scry namespace viable for a large number of new use-cases:</text:p>
      <text:p text:style-name="P48"/>
      <text:list xml:id="list3299673645" text:style-name="L12">
        <text:list-item>
          <text:p text:style-name="P32"><text:span text:style-name="T33">Content Distribution and Monetization:</text:span><text:span text:style-name="T31"> SOC can be used to verify ownership and distribution rights of digital content (i.e. data), which is a necessary basis for the monetization of content. The Urbit network and SOC makes every Urbit node capable of a) globally attesting to ownership of data, b) publishing that data to consumers, and c) collecting payment for that data.</text:span></text:p>
        </text:list-item>
        <text:list-item>
          <text:p text:style-name="P36"><text:span text:style-name="T31">Cross-network Data Consistency: </text:span><text:span text:style-name="T32">In any scenario where it’s important for all participants in a network to have access to the same data (e.g. cross-chain digital ownership, contractual agreements, public records), SOC can guarantee that a </text:span><text:soft-page-break/><text:span text:style-name="T32">single, authoritative version of the data can be agreed upon. This could be made use of in voting systems, identity verification, prediction markets, etc.</text:span></text:p>
        </text:list-item>
        <text:list-item>
          <text:p text:style-name="P32"><text:span text:style-name="T33">Code Signing:</text:span><text:span text:style-name="T31"> SOC can provide a decentralized, immutable and verifiable registry of code signatures. SOC could be queried to ensure that a given piece of code has been signed by the expected entity and that the signature is the latest authoritative one, ensuring code integrity. This eliminates the need for Certificate Authorities (CAs), which are single points of failure that must be trusted. The market for CAs alone is a ~$170M market with an estimated 13% CAGR.</text:span></text:p>
        </text:list-item>
        <text:list-item>
          <text:p text:style-name="P36"><text:span text:style-name="T31">Proof of Authenticity: </text:span><text:span text:style-name="T32">Issuers of credentials, certifications, diplomas, KYC, and other sensitive data can publish SOC bindings at time of issuance. Verification that these documents are authentic and untampered with, as well as issued by the correct authority, can be established without revealing the documents by verifying the SOC hash.</text:span></text:p>
        </text:list-item>
      </text:list>
      <text:p text:style-name="P48"/>
      <text:p text:style-name="P30">More speculatively, on-chain contracts could also listen for SOC bindings and treat them as transaction inputs, turning the SOC into a sort of secure cross-chain mempool.  This could have a number of applications, including seamless lifting of off-chain peer-to-peer Urbit communication into on-chain state channels; fostering the development of a Cosmos-like ecosystem of chains that share a data layer; and serving as an alternative Bitcoin mempool that addresses some difficult issues involving mining pool-driven centralization pressure and denial-of-service attack vectors on Bitcoin L2s such as Lightning. </text:p>
      <text:p text:style-name="P48"/>
      <text:p text:style-name="P30">Urbit is uniquely capable of bringing such a system to market: Azimuth already provides a Sybil-resistant identity layer that prevents SOC from being overrun with spam. The Urbit OS enables nodes to not only sign and register signatures on content, but also serve that content directly over an encrypted P2P network that is also already used by a number of off-chain decentralized applications. </text:p>
      <text:p text:style-name="Text_20_body"/>
      <text:h text:style-name="Heading_20_3" text:outline-level="3">Urbit Economy</text:h>
      <text:p text:style-name="Text_20_body"/>
      <text:p text:style-name="P30">Traditional Internet businesses accumulate value in closed networks. Users</text:p>
      <text:p text:style-name="P30">interact with company-run software, powered by company-stored data. Customer</text:p>
      <text:p text:style-name="P30">lock-in and data capture build moats, leading to ever-increasing take rates.</text:p>
      <text:p text:style-name="P11"><text:span text:style-name="T8">Product quality inevitably deteriorates as the </text:span><text:a xlink:type="simple" xlink:href="https://onezero.medium.com/why-decentralization-matters-5e3f79f7638e" text:style-name="Internet_20_link" text:visited-style-name="Visited_20_Internet_20_Link"><text:span text:style-name="T30">attract/extract cycle</text:span></text:a><text:span text:style-name="T23"> </text:span><text:span text:style-name="T8">reaches its end.</text:span></text:p>
      <text:p text:style-name="P48"/>
      <text:p text:style-name="P30">Web3 challenges this model by putting users in charge of their digital lives, breaking the attract/extract cycle. Open software spurs innovation, creating more value and prosperity for all—businesses and customers, developers and users alike.</text:p>
      <text:p text:style-name="P48"/>
      <text:p text:style-name="P30"><text:soft-page-break/>Web3 uses blockchains to create independently-owned digital assets, free from central authority. Urbit applies this principle to software itself. It enables users to directly own their networked software and underlying data. Unlike blockchain systems, Urbit operates without the need for costly BFT consensus, making ownership more efficient and accessible.</text:p>
      <text:p text:style-name="P48"/>
      <text:p text:style-name="P49"><text:span text:style-name="T10">Zenith</text:span><text:span text:style-name="T17"> </text:span><text:span text:style-name="T10">enables Urbit to fully lean into Web3 by bootstrapping a digital economy directly into the Urbit network. Urbit, as a foundational platform for networked software, requires a native payments layer. Zenith</text:span><text:span text:style-name="T17"> </text:span><text:span text:style-name="T10">will be that payments layer and $U</text:span><text:span text:style-name="T17"> </text:span><text:span text:style-name="T10">will be Urbit’s economic primitive, enabling users of Urbit nodes to pay for a wide variety of goods and services without any overhead beyond acquiring funds. </text:span></text:p>
      <text:p text:style-name="P48"/>
      <text:p text:style-name="P30">Here’s what we mean, by example:</text:p>
      <text:p text:style-name="P48"/>
      <text:h text:style-name="P15" text:outline-level="3">Buying services</text:h>
      <text:p text:style-name="P48"/>
      <text:p text:style-name="P30">Urbit can run on most hardware with ease and is largely self-contained. However, it can still be more cost-effective to pay for external computing resources. Here are some examples of services that will accept payment in $U:</text:p>
      <text:p text:style-name="P48"/>
      <text:list xml:id="list798711078" text:style-name="L13">
        <text:list-item>
          <text:p text:style-name="P44"><text:span text:style-name="T9">Hosting: </text:span><text:span text:style-name="T8">Running an Urbit node is simple but comes with costs. You might need to invest in </text:span><text:a xlink:type="simple" xlink:href="https://www.nativeplanet.io/" text:style-name="Internet_20_link" text:visited-style-name="Visited_20_Internet_20_Link"><text:span text:style-name="T30">hardware</text:span></text:a><text:span text:style-name="T8">, pay for a VPS like Digital Ocean, or spend time learning how to set it up. Most users begin by using a hosting provider like </text:span><text:a xlink:type="simple" xlink:href="https://tlon.io/" text:style-name="Internet_20_link" text:visited-style-name="Visited_20_Internet_20_Link"><text:span text:style-name="T30">Tlon Corporation</text:span></text:a><text:span text:style-name="T9"> </text:span><text:span text:style-name="T8">or </text:span><text:a xlink:type="simple" xlink:href="https://redhorizon.com/" text:style-name="Internet_20_link" text:visited-style-name="Visited_20_Internet_20_Link"><text:span text:style-name="T30">Red Horizon</text:span></text:a><text:span text:style-name="T8">, and $U</text:span><text:span text:style-name="T9"> </text:span><text:span text:style-name="T8">will be a convenient payment option.</text:span></text:p>
        </text:list-item>
        <text:list-item>
          <text:p text:style-name="P35"><text:span text:style-name="T31">LLMs: </text:span><text:span text:style-name="T32">Whether an LLM is running natively in Urbit or in an external process, it’ll always be more compute-intensive than run-of-the mill hardware can handle. For most it will make more sense to pay for access to an LLM than to acquire the hardware upfront that can run one themselves, and $U</text:span><text:span text:style-name="T31"> </text:span><text:span text:style-name="T32">makes it easy to do so.</text:span></text:p>
        </text:list-item>
        <text:list-item>
          <text:p text:style-name="P44"><text:span text:style-name="T9">Encrypted Backups: </text:span><text:span text:style-name="T8">While increasingly less common, Urbit nodes can experience data loss for a few reasons, e.g. hard drive failure or loss of access to the computer running the node. The </text:span><text:a xlink:type="simple" xlink:href="https://github.com/urbit/phoenix" text:style-name="Internet_20_link" text:visited-style-name="Visited_20_Internet_20_Link"><text:span text:style-name="T30">phoenix</text:span></text:a><text:span text:style-name="T9"> </text:span><text:span text:style-name="T8">project makes it easy to backup and restore Urbit applications from state checkpoints over the network itself in the event such a thing happens. $U</text:span><text:span text:style-name="T9"> </text:span><text:span text:style-name="T8">makes it easy to set up redundancy: automatically create periodic backups, pay several other nodes to store those backups, and restore over the network as needed.</text:span></text:p>
        </text:list-item>
        <text:list-item>
          <text:p text:style-name="P35"><text:span text:style-name="T31">Scry namespace CDNs: </text:span><text:span text:style-name="T32">Your node is capable of serving content directly to other ships, but nodes like Stars will likely have better availability and higher bandwidth limits. Distributing content that requires frequent access to other nodes by paying them in $U</text:span><text:span text:style-name="T31"> </text:span><text:span text:style-name="T32">to maintain caches allows efficient delivery of content.</text:span></text:p>
        </text:list-item>
      </text:list>
      <text:p text:style-name="P48"/>
      <text:h text:style-name="P15" text:outline-level="3">Buying software</text:h>
      <text:p text:style-name="P48"/>
      <text:p text:style-name="P11"><text:soft-page-break/><text:span text:style-name="T8">People want to customize and extend their software, and this is becoming easier with LLMs. As a result, software will increasingly be packaged in </text:span><text:a xlink:type="simple" xlink:href="https://www.notboring.co/p/small-applications-growing-protocols" text:style-name="Internet_20_link" text:visited-style-name="Visited_20_Internet_20_Link"><text:span text:style-name="T30">smaller, discrete units</text:span></text:a><text:span text:style-name="T23"> — </text:span><text:span text:style-name="T8">more plugins, fewer apps. </text:span></text:p>
      <text:p text:style-name="P48"/>
      <text:p text:style-name="P11"><text:span text:style-name="T8">For example, the </text:span><text:a xlink:type="simple" xlink:href="https://apps.apple.com/us/app/tlon-the-urbit-app/id6451392109" text:style-name="Internet_20_link" text:visited-style-name="Visited_20_Internet_20_Link"><text:span text:style-name="T30">Tlon app</text:span></text:a><text:span text:style-name="T23"> </text:span><text:span text:style-name="T8">is a group messenger that can be extended with plugins. Their claim is that every family, community, and team wants to customize the tool they use to stay connected. This is already the case with Slack, Discord and Telegram — but it can go much further on an open platform where all your bots and plugins run on your node and have access to all your data. </text:span></text:p>
      <text:p text:style-name="P48"/>
      <text:p text:style-name="P30">The traditional “software as a service” model doesn’t work well on Urbit since most Urbit-based software isn’t a service — once you have it, it’s yours. However, development as a service can work. You can buy software directly from its developer, and then you own it. If you want development to continue, like bug fixes and new features, you can subscribe for ongoing updates to fund development. If you're not getting your money’s worth, you can cancel the subscription at any time — the software and data is still yours.</text:p>
      <text:p text:style-name="P48"/>
      <text:p text:style-name="P30">This approach benefits both parties: developers get paid for their work and aren't obligated to continue working on a project indefinitely, allowing them to move on to new software. Users don’t get locked into paying for a service indefinitely if they want to keep using their tools</text:p>
      <text:p text:style-name="P48"/>
      <text:p text:style-name="P49"><text:span text:style-name="T10">$U</text:span><text:span text:style-name="T17"> </text:span><text:span text:style-name="T10">makes it dead simple to charge for software in any form factor. Build a plugin, share it with your friends, fund its development with direct payments in $U</text:span><text:span text:style-name="T17"> </text:span><text:span text:style-name="T10">between you and your users.</text:span></text:p>
      <text:p text:style-name="Text_20_body"/>
      <text:h text:style-name="P8" text:outline-level="3">Buying content</text:h>
      <text:p text:style-name="Text_20_body"/>
      <text:p text:style-name="P49"><text:span text:style-name="T10">Web3 is about more than enabling businesses to monetize software and services. A huge percentage of overall economic activity on the Internet results from content, and content is predominantly generated by </text:span><text:span text:style-name="T16">users</text:span><text:span text:style-name="T10">, not organizations. By making data cryptographically ownable, Web3 enables content creators to monetize their content independently of the platforms that facilitate its access and discovery.</text:span></text:p>
      <text:p text:style-name="P48"/>
      <text:p text:style-name="P11"><text:span text:style-name="T8">$U</text:span><text:span text:style-name="T23"> </text:span><text:span text:style-name="T8">allows Urbit to take advantage of this phenomenon. The </text:span><text:a xlink:type="simple" xlink:href="https://apps.apple.com/us/app/tlon-the-urbit-app/id6451392109" text:style-name="Internet_20_link" text:visited-style-name="Visited_20_Internet_20_Link"><text:span text:style-name="T30">Tlon app</text:span></text:a><text:span text:style-name="T23"> </text:span><text:span text:style-name="T8">is already a platform for communicating with your friends, IRL or online. $U</text:span><text:span text:style-name="T23"> </text:span><text:span text:style-name="T8">opens the door to a variety of paywalled features:</text:span></text:p>
      <text:p text:style-name="P48"/>
      <text:list xml:id="list718815290" text:style-name="L14">
        <text:list-item>
          <text:p text:style-name="P34"><text:span text:style-name="T31">Pay to DM: </text:span><text:span text:style-name="T32">For a high-profile individual, charging a small amount of $U</text:span><text:span text:style-name="T31"> </text:span><text:span text:style-name="T32">to initiate a direct message makes sense.</text:span></text:p>
        </text:list-item>
        <text:list-item>
          <text:p text:style-name="P34"><text:span text:style-name="T31">Private channels: </text:span><text:span text:style-name="T32">Similarly, for a podcaster or streamer, private channels available only to subscribers are straightforward to paywall.</text:span></text:p>
        </text:list-item>
      </text:list>
      <text:p text:style-name="P48"><text:soft-page-break/></text:p>
      <text:p text:style-name="P11"><text:span text:style-name="T8">Content on Urbit will soon be contained entirely and exclusively within the aforementioned </text:span><text:a xlink:type="simple" xlink:href="https://docs.google.com/document/d/1jUA8xFq3sfctOw4N6HgDMSigm2nNS2B5VfSKd8dhOYY/edit#heading=h.6fwv48k5rmi9" text:style-name="Internet_20_link" text:visited-style-name="Visited_20_Internet_20_Link"><text:span text:style-name="T30">scry namespace</text:span></text:a><text:span text:style-name="T8">, where a URL-like path contains data that can be retrieved from the network. A tight degree of integration between $U</text:span><text:span text:style-name="T23"> </text:span><text:span text:style-name="T8">and the scry namespace makes it possible to paywall </text:span><text:span text:style-name="T7">any piece of data</text:span><text:span text:style-name="T23"> </text:span><text:span text:style-name="T8">in the entire system: videos, photos, documents, or rich data structures like in-game items.</text:span><text:span text:style-name="T2"> </text:span></text:p>
      <text:p text:style-name="Text_20_body"/>
      <text:h text:style-name="P8" text:outline-level="3">Planet Dispenser</text:h>
      <text:p text:style-name="Text_20_body"/>
      <text:p text:style-name="P30">A simple initial application of $U is for Planet sales. </text:p>
      <text:p text:style-name="P48"/>
      <text:p text:style-name="P30">Obtaining ownership of a Planet-class ID is currently fragmented: first you need an Ethereum wallet and ETH to fund transactions. Then you’ll need to go find a Planet from somewhere like OpenSea and verify that the sponsoring Star is actually online — otherwise the Planet won’t be able to communicate with other nodes on the network. After verifying that, you’ll need to go through the process of booting it: either on your own, or by sending a management key to a hosting provider.</text:p>
      <text:p text:style-name="P48"/>
      <text:p text:style-name="P49"><text:span text:style-name="T10">Zenith</text:span><text:span text:style-name="T17"> </text:span><text:span text:style-name="T10">and $U</text:span><text:span text:style-name="T17"> </text:span><text:span text:style-name="T10">present an opportunity to unify this flow due to their tight integration with one another and the Urbit network itself:</text:span></text:p>
      <text:p text:style-name="P48"/>
      <text:list xml:id="list857080791" text:style-name="L15">
        <text:list-item>
          <text:p text:style-name="P31">Star operators interact with the Planet Dispenser contract on Zenith, that allows direct purchase of Planets for $U in an AMM. Stars that are not currently online will not be eligible to sell Planets.</text:p>
        </text:list-item>
        <text:list-item>
          <text:p text:style-name="P31">A purchaser receives a Planet that’s known to have an online sponsor, and since payment for hosting services will already be possible in $U — the same currency used to buy the planet — sending its management key to a hosting provider and paying for hosting can be handled in one step.</text:p>
        </text:list-item>
      </text:list>
      <text:p text:style-name="P48"/>
      <text:p text:style-name="P49"><text:span text:style-name="T10">This is one of the earlier applications that Azimuth Foundation</text:span><text:span text:style-name="T17"> </text:span><text:span text:style-name="T10">plans to roll out — they’ll provide an initial supply of Stars that keep the swap pegged at 1 $U</text:span><text:span text:style-name="T17"> </text:span><text:span text:style-name="T10">per planet and work with hosting providers to ensure a seamless onboarding experience.</text:span></text:p>
      <text:p text:style-name="Text_20_body"/>
      <text:h text:style-name="P1" text:outline-level="1">Azimuth Foundation</text:h>
      <text:p text:style-name="Text_20_body"/>
      <text:p text:style-name="P30">The Azimuth Foundation will be established as a Cayman Foundation with a BVI subsidiary (the token issuer). It will have its own Board of Directors, with a constraint being that those directors must be majority non-US. One seat should be appointed directly by the Galaxies, one seat should be appointed by the UF (via the ED and the Board), one seat should be <text:soft-page-break/>appointed by Tlon (with a caveat that this should only hold provided Tlon owns 10% of the Galaxy table), and independent directors should hold at least one seat, both to meet jurisdictional requirements and balance address space governance with an unbiased party or parties. We also contemplate having Curtis on the board given his wealth of perspective.</text:p>
      <text:p text:style-name="P48"/>
      <text:p text:style-name="P30">The participating Galaxies will explicitly govern the chain given their role as validators on the network. As a side note, with the degrees of freedom unlocked by moving Azimuth (at an end state) to a chain directly governed by the Galaxies, governance across the ecosystem can be “productized”, allowing for Urbit governance to take place on-chain. </text:p>
      <text:p text:style-name="Text_20_body"/>
      <text:h text:style-name="Heading_20_3" text:outline-level="3">Team</text:h>
      <text:p text:style-name="Text_20_body"/>
      <text:p text:style-name="P30">This project has been pushed forward to date by the UF, Laconic, and a consortium of individual contributors. It will need a CEO/ED to lead it. At the moment, no candidate has yet been identified to fill this role. </text:p>
      <text:p text:style-name="P48"/>
      <text:p text:style-name="P30">It is being led technically by Laconic, and we have been encouraged by Rick Dudley and his team’s experience and wealth of knowledge as it relates to familiarity with and enthusiasm for Urbit, technical proficiency, mechanism and economic design.</text:p>
      <text:p text:style-name="P48"/>
      <text:p text:style-name="P30">The org will need a dedicated marketing team, an investing/grant making capacity, and an internal technical/product team who can spearhead incubation product efforts around Zenith and Azimuth internally.</text:p>
      <text:p text:style-name="P48"/>
      <text:h text:style-name="P7" text:outline-level="2">Next Steps</text:h>
      <text:p text:style-name="Text_20_body"/>
      <text:p text:style-name="P30">We intend to solicit feedback from the UF, large address space holders, and important stakeholders before proceeding with development and fundraising. Once that feedback has been evaluated, incorporated, and the overall plan has majority consensus from the community, a rough operational timeline is as follows (with the intent to have a fundraise complete by 11/1/24 at the latest).</text:p>
      <text:p text:style-name="Text_20_body"/>
      <table:table table:name="Table2" table:style-name="Table2">
        <table:table-column table:style-name="Table2.A"/>
        <table:table-column table:style-name="Table2.B"/>
        <table:table-row>
          <table:table-cell table:style-name="Table2.A1" office:value-type="string">
            <text:p text:style-name="P3">Date</text:p>
          </table:table-cell>
          <table:table-cell table:style-name="Table2.A1" office:value-type="string">
            <text:p text:style-name="P3">Milestone</text:p>
          </table:table-cell>
        </table:table-row>
        <table:table-row>
          <table:table-cell table:style-name="Table2.A1" office:value-type="string">
            <text:p text:style-name="P5">7/31/24</text:p>
          </table:table-cell>
          <table:table-cell table:style-name="Table2.A1" office:value-type="string">
            <text:p text:style-name="P5">Circulate lightpaper to UF board for feedback</text:p>
          </table:table-cell>
        </table:table-row>
        <table:table-row>
          <table:table-cell table:style-name="Table2.A1" office:value-type="string">
            <text:p text:style-name="P5">8/2/24</text:p>
          </table:table-cell>
          <table:table-cell table:style-name="Table2.A1" office:value-type="string">
            <text:p text:style-name="P5">Sign legal counsel</text:p>
          </table:table-cell>
        </table:table-row>
        <table:table-row>
          <table:table-cell table:style-name="Table2.A1" office:value-type="string">
            <text:p text:style-name="P5">8/3/24</text:p>
          </table:table-cell>
          <table:table-cell table:style-name="Table2.A1" office:value-type="string">
            <text:p text:style-name="P5">Begin circulating information to Galaxies to solicit community funding for Zenith <text:soft-page-break/>development</text:p>
          </table:table-cell>
        </table:table-row>
        <table:table-row>
          <table:table-cell table:style-name="Table2.A1" office:value-type="string">
            <text:p text:style-name="P5">8/16/24</text:p>
          </table:table-cell>
          <table:table-cell table:style-name="Table2.A1" office:value-type="string">
            <text:p text:style-name="P5">Entity set up</text:p>
          </table:table-cell>
        </table:table-row>
        <table:table-row>
          <table:table-cell table:style-name="Table2.A1" office:value-type="string">
            <text:p text:style-name="P5">8/16/24</text:p>
          </table:table-cell>
          <table:table-cell table:style-name="Table2.A1" office:value-type="string">
            <text:p text:style-name="P5">Select initial board</text:p>
          </table:table-cell>
        </table:table-row>
        <table:table-row>
          <table:table-cell table:style-name="Table2.A1" office:value-type="string">
            <text:p text:style-name="P5">8/23/24</text:p>
          </table:table-cell>
          <table:table-cell table:style-name="Table2.A1" office:value-type="string">
            <text:p text:style-name="P5">Raise seed capital into new entity so it can stand up operations and fundraise</text:p>
          </table:table-cell>
        </table:table-row>
        <table:table-row>
          <table:table-cell table:style-name="Table2.A1" office:value-type="string">
            <text:p text:style-name="P5">8/23/24</text:p>
          </table:table-cell>
          <table:table-cell table:style-name="Table2.A1" office:value-type="string">
            <text:p text:style-name="P5">Continue to revise lightpaper as needed to accommodate for modifications and mechanism design and legal/tax feedback</text:p>
          </table:table-cell>
        </table:table-row>
        <table:table-row>
          <table:table-cell table:style-name="Table2.A1" office:value-type="string">
            <text:p text:style-name="P5">9/1/24</text:p>
          </table:table-cell>
          <table:table-cell table:style-name="Table2.A1" office:value-type="string">
            <text:p text:style-name="P5">Finalize initial community funding commitments from Galaxies to fund development</text:p>
          </table:table-cell>
        </table:table-row>
        <table:table-row>
          <table:table-cell table:style-name="Table2.A1" office:value-type="string">
            <text:p text:style-name="P5">9/1/24</text:p>
          </table:table-cell>
          <table:table-cell table:style-name="Table2.A1" office:value-type="string">
            <text:p text:style-name="P5">Hire ED/CEO to lead the AF</text:p>
          </table:table-cell>
        </table:table-row>
        <table:table-row>
          <table:table-cell table:style-name="Table2.A1" office:value-type="string">
            <text:p text:style-name="P5">9/1/24</text:p>
          </table:table-cell>
          <table:table-cell table:style-name="Table2.A1" office:value-type="string">
            <text:p text:style-name="P5">Distribute information to investors, set up investor calls</text:p>
          </table:table-cell>
        </table:table-row>
        <table:table-row>
          <table:table-cell table:style-name="Table2.A1" office:value-type="string">
            <text:p text:style-name="P5">11/1/24</text:p>
          </table:table-cell>
          <table:table-cell table:style-name="Table2.A1" office:value-type="string">
            <text:p text:style-name="P5">Close capital</text:p>
          </table:table-cell>
        </table:table-row>
        <table:table-row>
          <table:table-cell table:style-name="Table2.A1" office:value-type="string">
            <text:p text:style-name="P5">11/15/24</text:p>
          </table:table-cell>
          <table:table-cell table:style-name="Table2.A1" office:value-type="string">
            <text:p text:style-name="P5">Finalize chain design, begin development</text:p>
          </table:table-cell>
        </table:table-row>
      </table:table>
      <text:p text:style-name="P45"><text:lin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EB Garamond" svg:font-family="'EB Garamond',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5.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5T17:47:09.924941651</meta:creation-date>
    <dc:date>2024-09-15T21:18:02.674596397</dc:date>
    <meta:editing-duration>PT8M24S</meta:editing-duration>
    <meta:editing-cycles>2</meta:editing-cycles>
    <meta:generator>LibreOffice/7.3.7.2$Linux_X86_64 LibreOffice_project/30$Build-2</meta:generator>
    <meta:document-statistic meta:table-count="2" meta:image-count="0" meta:object-count="0" meta:page-count="20" meta:paragraph-count="227" meta:word-count="6845" meta:character-count="42039" meta:non-whitespace-character-count="35409"/>
  </office:meta>
</office:document-meta>
</file>